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12.27mm" svg:height="51.53mm" svg:x="209.68mm" svg:y="4.78mm">
            <draw:object draw:notify-on-update-of-ranges="data.A1:data.A27 data.B1:data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9.53mm" svg:height="74.63mm" svg:x="250.95mm" svg:y="61.89mm">
            <draw:object draw:notify-on-update-of-ranges="data.A1:data.A27 data.C1:data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3.28mm" svg:height="66.14mm" svg:x="112.82mm" svg:y="2.12mm">
            <draw:object draw:notify-on-update-of-ranges="data.A1:data.A27 data.D1:data.D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4.39mm" svg:height="69.86mm" svg:x="149.14mm" svg:y="64.54mm">
            <draw:object draw:notify-on-update-of-ranges="data.A1:data.A27 data.E1:data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6.78mm" svg:height="89.99mm" svg:x="10.72mm" svg:y="126.64mm">
            <draw:object draw:notify-on-update-of-ranges="data.A1:data.A27 data.F1:data.F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8:09:55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393" calcext:value-type="float">
            <text:p>1393</text:p>
          </table:table-cell>
          <table:table-cell office:value-type="float" office:value="2561" calcext:value-type="float">
            <text:p>256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18:09:5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526" calcext:value-type="float">
            <text:p>1526</text:p>
          </table:table-cell>
          <table:table-cell office:value-type="float" office:value="1661" calcext:value-type="float">
            <text:p>1661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18:09:59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443" calcext:value-type="float">
            <text:p>1443</text:p>
          </table:table-cell>
          <table:table-cell office:value-type="float" office:value="2767" calcext:value-type="float">
            <text:p>2767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18:10:01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1226" calcext:value-type="float">
            <text:p>1226</text:p>
          </table:table-cell>
          <table:table-cell office:value-type="float" office:value="2067" calcext:value-type="float">
            <text:p>2067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18:10:03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1260" calcext:value-type="float">
            <text:p>1260</text:p>
          </table:table-cell>
          <table:table-cell office:value-type="float" office:value="1737" calcext:value-type="float">
            <text:p>1737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string" calcext:value-type="string">
            <text:p>18:10:05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295" calcext:value-type="float">
            <text:p>1295</text:p>
          </table:table-cell>
          <table:table-cell office:value-type="float" office:value="2785" calcext:value-type="float">
            <text:p>2785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18:10:0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961" calcext:value-type="float">
            <text:p>1961</text:p>
          </table:table-cell>
          <table:table-cell office:value-type="float" office:value="2114" calcext:value-type="float">
            <text:p>2114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18:10:0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212" calcext:value-type="float">
            <text:p>1212</text:p>
          </table:table-cell>
          <table:table-cell office:value-type="float" office:value="2057" calcext:value-type="float">
            <text:p>2057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18:10:1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737" calcext:value-type="float">
            <text:p>1737</text:p>
          </table:table-cell>
          <table:table-cell office:value-type="float" office:value="2894" calcext:value-type="float">
            <text:p>2894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18:10:1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95" calcext:value-type="float">
            <text:p>1095</text:p>
          </table:table-cell>
          <table:table-cell office:value-type="float" office:value="1983" calcext:value-type="float">
            <text:p>1983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18:10:1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1022" calcext:value-type="float">
            <text:p>1022</text:p>
          </table:table-cell>
          <table:table-cell office:value-type="float" office:value="1711" calcext:value-type="float">
            <text:p>1711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18:10:1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705" calcext:value-type="float">
            <text:p>1705</text:p>
          </table:table-cell>
          <table:table-cell office:value-type="float" office:value="2368" calcext:value-type="float">
            <text:p>2368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18:10:19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268" calcext:value-type="float">
            <text:p>1268</text:p>
          </table:table-cell>
          <table:table-cell office:value-type="float" office:value="2887" calcext:value-type="float">
            <text:p>2887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18:10:2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225" calcext:value-type="float">
            <text:p>1225</text:p>
          </table:table-cell>
          <table:table-cell office:value-type="float" office:value="2753" calcext:value-type="float">
            <text:p>275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18:10:2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486" calcext:value-type="float">
            <text:p>1486</text:p>
          </table:table-cell>
          <table:table-cell office:value-type="float" office:value="2734" calcext:value-type="float">
            <text:p>2734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18:10:2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143" calcext:value-type="float">
            <text:p>1143</text:p>
          </table:table-cell>
          <table:table-cell office:value-type="float" office:value="2467" calcext:value-type="float">
            <text:p>2467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18:10:2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463" calcext:value-type="float">
            <text:p>1463</text:p>
          </table:table-cell>
          <table:table-cell office:value-type="float" office:value="1545" calcext:value-type="float">
            <text:p>1545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18:10:2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061" calcext:value-type="float">
            <text:p>1061</text:p>
          </table:table-cell>
          <table:table-cell office:value-type="float" office:value="2782" calcext:value-type="float">
            <text:p>2782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18:10:31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061" calcext:value-type="float">
            <text:p>1061</text:p>
          </table:table-cell>
          <table:table-cell office:value-type="float" office:value="2782" calcext:value-type="float">
            <text:p>2782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18:10:3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843" calcext:value-type="float">
            <text:p>1843</text:p>
          </table:table-cell>
          <table:table-cell office:value-type="float" office:value="2020" calcext:value-type="float">
            <text:p>2020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string" calcext:value-type="string">
            <text:p>18:10:3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92" calcext:value-type="float">
            <text:p>1592</text:p>
          </table:table-cell>
          <table:table-cell office:value-type="float" office:value="2237" calcext:value-type="float">
            <text:p>223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18:10:37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103" calcext:value-type="float">
            <text:p>1103</text:p>
          </table:table-cell>
          <table:table-cell office:value-type="float" office:value="2908" calcext:value-type="float">
            <text:p>290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18:10:3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264" calcext:value-type="float">
            <text:p>1264</text:p>
          </table:table-cell>
          <table:table-cell office:value-type="float" office:value="1865" calcext:value-type="float">
            <text:p>186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18:10:41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134" calcext:value-type="float">
            <text:p>1134</text:p>
          </table:table-cell>
          <table:table-cell office:value-type="float" office:value="1645" calcext:value-type="float">
            <text:p>164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18:10:43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781" calcext:value-type="float">
            <text:p>1781</text:p>
          </table:table-cell>
          <table:table-cell office:value-type="float" office:value="1980" calcext:value-type="float">
            <text:p>198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18:10:45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868" calcext:value-type="float">
            <text:p>1868</text:p>
          </table:table-cell>
          <table:table-cell office:value-type="float" office:value="2293" calcext:value-type="float">
            <text:p>2293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18:10:47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440" calcext:value-type="float">
            <text:p>1440</text:p>
          </table:table-cell>
          <table:table-cell office:value-type="float" office:value="1785" calcext:value-type="float">
            <text:p>1785</text:p>
          </table:table-cell>
          <table:table-cell office:value-type="float" office:value="2986" calcext:value-type="float">
            <text:p>2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0:17:55.06792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0:18:58.593041904</dc:date>
    <meta:editing-duration>PT1H32M51S</meta:editing-duration>
    <meta:editing-cycles>2</meta:editing-cycles>
    <meta:generator>LibreOffice/6.0.7.3$Linux_X86_64 LibreOffice_project/00m0$Build-3</meta:generator>
    <meta:document-statistic meta:table-count="1" meta:cell-count="16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28cm" svg:height="5.154cm" xlink:href=".." xlink:type="simple" chart:class="chart:line" chart:style-name="ch1">
        <chart:legend chart:legend-position="end" svg:x="8.376cm" svg:y="2.278cm" style:legend-expansion="high" chart:style-name="ch2"/>
        <chart:plot-area chart:style-name="ch3" table:cell-range-address="data.A1:data.B27" chart:data-source-has-labels="column" svg:x="0.224cm" svg:y="0.103cm" svg:width="7.928cm" svg:height="4.948cm">
          <chartooo:coordinate-region svg:x="1.301cm" svg:y="0.103cm" svg:width="6.851cm" svg:height="3.283cm"/>
          <chart:axis chart:dimension="x" chart:name="primary-x" chart:style-name="ch4" chartooo:axis-type="auto">
            <chartooo:date-scale/>
            <chart:categories table:cell-range-address="data.A1:data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1:data.B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8:09:55</text:p>
                <draw:g>
                  <svg:desc>data.A1:data.A27</svg:desc>
                </draw:g>
              </table:table-cell>
              <table:table-cell office:value-type="float" office:value="89">
                <text:p>89</text:p>
                <draw:g>
                  <svg:desc>data.B1:data.B27</svg:desc>
                </draw:g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54cm" svg:height="7.464cm" xlink:href=".." xlink:type="simple" chart:class="chart:line" chart:style-name="ch1">
        <chart:legend chart:legend-position="end" svg:x="5.102cm" svg:y="3.433cm" style:legend-expansion="high" chart:style-name="ch2"/>
        <chart:plot-area chart:style-name="ch3" table:cell-range-address="data.A1:data.A27 data.C1:data.C27" chart:data-source-has-labels="column" svg:x="0.196cm" svg:y="-0.199cm" svg:width="7.006cm" svg:height="7.195cm">
          <chartooo:coordinate-region svg:x="1.274cm" svg:y="0cm" svg:width="5.928cm" svg:height="5.53cm"/>
          <chart:axis chart:dimension="x" chart:name="primary-x" chart:style-name="ch4" chartooo:axis-type="auto">
            <chartooo:date-scale/>
            <chart:categories table:cell-range-address="data.A1:data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C1:data.C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8:09:55</text:p>
                <draw:g>
                  <svg:desc>data.A1:data.A27</svg:desc>
                </draw:g>
              </table:table-cell>
              <table:table-cell office:value-type="float" office:value="74">
                <text:p>74</text:p>
                <draw:g>
                  <svg:desc>data.C1:data.C27</svg:desc>
                </draw:g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29cm" svg:height="6.615cm" xlink:href=".." xlink:type="simple" chart:class="chart:line" chart:style-name="ch1">
        <chart:legend chart:legend-position="end" svg:x="6.477cm" svg:y="3.008cm" style:legend-expansion="high" chart:style-name="ch2"/>
        <chart:plot-area chart:style-name="ch3" table:cell-range-address="data.A1:data.A27 data.D1:data.D27" chart:data-source-has-labels="column" svg:x="0.186cm" svg:y="-0.068cm" svg:width="8.374cm" svg:height="6.601cm">
          <chartooo:coordinate-region svg:x="1.264cm" svg:y="0.131cm" svg:width="7.296cm" svg:height="4.936cm"/>
          <chart:axis chart:dimension="x" chart:name="primary-x" chart:style-name="ch4" chartooo:axis-type="auto">
            <chartooo:date-scale/>
            <chart:categories table:cell-range-address="data.A1:data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D1:data.D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8:09:55</text:p>
                <draw:g>
                  <svg:desc>data.A1:data.A27</svg:desc>
                </draw:g>
              </table:table-cell>
              <table:table-cell office:value-type="float" office:value="1393">
                <text:p>1393</text:p>
                <draw:g>
                  <svg:desc>data.D1:data.D27</svg:desc>
                </draw:g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1440">
                <text:p>1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cm" svg:height="6.987cm" xlink:href=".." xlink:type="simple" chart:class="chart:line" chart:style-name="ch1">
        <chart:legend chart:legend-position="end" svg:x="6.588cm" svg:y="3.194cm" style:legend-expansion="high" chart:style-name="ch2"/>
        <chart:plot-area chart:style-name="ch3" table:cell-range-address="data.A1:data.A27 data.E1:data.E27" chart:data-source-has-labels="column" svg:x="0.188cm" svg:y="0.139cm" svg:width="6.212cm" svg:height="6.709cm">
          <chartooo:coordinate-region svg:x="1.266cm" svg:y="0.139cm" svg:width="5.134cm" svg:height="5.044cm"/>
          <chart:axis chart:dimension="x" chart:name="primary-x" chart:style-name="ch4" chartooo:axis-type="auto">
            <chartooo:date-scale/>
            <chart:categories table:cell-range-address="data.A1:data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E1:data.E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8:09:55</text:p>
                <draw:g>
                  <svg:desc>data.A1:data.A27</svg:desc>
                </draw:g>
              </table:table-cell>
              <table:table-cell office:value-type="float" office:value="2561">
                <text:p>2561</text:p>
                <draw:g>
                  <svg:desc>data.E1:data.E27</svg:desc>
                </draw:g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1785">
                <text:p>1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79cm" svg:height="9cm" xlink:href=".." xlink:type="simple" chart:class="chart:line" chart:style-name="ch1">
        <chart:legend chart:legend-position="end" svg:x="7.853cm" svg:y="4.201cm" style:legend-expansion="high" chart:style-name="ch2"/>
        <chart:plot-area chart:style-name="ch3" table:cell-range-address="data.A1:data.A27 data.F1:data.F27" chart:data-source-has-labels="column" svg:x="0.213cm" svg:y="0.18cm" svg:width="7.427cm" svg:height="8.64cm">
          <chartooo:coordinate-region svg:x="1.291cm" svg:y="0.18cm" svg:width="6.349cm" svg:height="6.975cm"/>
          <chart:axis chart:dimension="x" chart:name="primary-x" chart:style-name="ch4" chartooo:axis-type="auto">
            <chartooo:date-scale/>
            <chart:categories table:cell-range-address="data.A1:data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1:data.F27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8:09:55</text:p>
                <draw:g>
                  <svg:desc>data.A1:data.A27</svg:desc>
                </draw:g>
              </table:table-cell>
              <table:table-cell office:value-type="float" office:value="2564">
                <text:p>2564</text:p>
                <draw:g>
                  <svg:desc>data.F1:data.F27</svg:desc>
                </draw:g>
              </table:table-cell>
            </table:table-row>
            <table:table-row>
              <table:table-cell office:value-type="string">
                <text:p>18:09:5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8:09:5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18:10:03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18:10:05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18:10:07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8:10:09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18:10:11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8:10:13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18:10:15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8:10:1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8:10:19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18:10:23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8:10:25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8:10:2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8:10:29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8:10:3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8:10:33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8:10:3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8:10:3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8:10:39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18:10:4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8:10:4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8:10:45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18:10:47</text:p>
              </table:table-cell>
              <table:table-cell office:value-type="float" office:value="2986">
                <text:p>29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